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ción" table:style-name="ta1">
        <table:shapes>
          <draw:frame draw:z-index="0" draw:style-name="gr1" draw:text-style-name="P1" svg:width="6.298in" svg:height="3.5453in" svg:x="4.2276in" svg:y="0.5854in">
            <draw:object draw:notify-on-update-of-ranges="Inserción.B2:Inserción.B26 Inserción.C2:Inserción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4862" calcext:value-type="float">
            <text:p>0.004862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0.012078" calcext:value-type="float">
            <text:p>0.01207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0.025228" calcext:value-type="float">
            <text:p>0.025228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0.046561" calcext:value-type="float">
            <text:p>0.04656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0.069635" calcext:value-type="float">
            <text:p>0.069635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0.105652" calcext:value-type="float">
            <text:p>0.105652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0.148235" calcext:value-type="float">
            <text:p>0.148235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0.21991" calcext:value-type="float">
            <text:p>0.21991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0.269573" calcext:value-type="float">
            <text:p>0.269573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0.347689" calcext:value-type="float">
            <text:p>0.347689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0.446655" calcext:value-type="float">
            <text:p>0.446655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0.55616" calcext:value-type="float">
            <text:p>0.55616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0.681226" calcext:value-type="float">
            <text:p>0.681226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0.868159" calcext:value-type="float">
            <text:p>0.868159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1.0554" calcext:value-type="float">
            <text:p>1.0554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1.26397" calcext:value-type="float">
            <text:p>1.26397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1.58838" calcext:value-type="float">
            <text:p>1.58838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1.7919" calcext:value-type="float">
            <text:p>1.7919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1.92086" calcext:value-type="float">
            <text:p>1.92086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2.43795" calcext:value-type="float">
            <text:p>2.43795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2.60488" calcext:value-type="float">
            <text:p>2.60488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2.90041" calcext:value-type="float">
            <text:p>2.90041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3.27411" calcext:value-type="float">
            <text:p>3.27411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3.61956" calcext:value-type="float">
            <text:p>3.61956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4.07166" calcext:value-type="float">
            <text:p>4.07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2:16:20.3132957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3:49:30.803517107</meta:creation-date>
    <dc:date>2022-03-20T12:31:17.350970040</dc:date>
    <meta:editing-duration>PT22M30S</meta:editing-duration>
    <meta:editing-cycles>3</meta:editing-cycles>
    <meta:generator>LibreOffice/6.4.7.2$Linux_X86_64 LibreOffice_project/4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955cm" style:legend-expansion="high" chart:style-name="ch2"/>
        <chart:plot-area chart:style-name="ch3" table:cell-range-address="Inserción.B2:Inserción.C26" svg:x="0.319cm" svg:y="0.18cm" svg:width="10.497cm" svg:height="8.646cm">
          <chartooo:coordinate-region svg:x="1.046cm" svg:y="0.379cm" svg:width="9.39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ción.C2:Inserción.C26" chart:class="chart:scatter">
            <chart:domain table:cell-range-address="Inserción.B2:Inserción.B26"/>
            <chart:regression-curve chart:style-name="ch7">
              <chart:equation chart:display-equation="false" chart:display-r-square="true"/>
            </chart:regression-curve>
            <chart:data-point chart:repeated="15"/>
            <chart:data-point chart:style-name="ch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Inserción.B2:Inserción.B26</svg:desc>
                </draw:g>
              </table:table-cell>
              <table:table-cell office:value-type="float" office:value="0.004862">
                <text:p>0.004862</text:p>
                <draw:g>
                  <svg:desc>Inserción.C2:Inserción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">
                <text:p>136</text:p>
              </table:table-cell>
              <table:table-cell office:value-type="float" office:value="0.012078">
                <text:p>0.012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">
                <text:p>172</text:p>
              </table:table-cell>
              <table:table-cell office:value-type="float" office:value="0.025228">
                <text:p>0.025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">
                <text:p>208</text:p>
              </table:table-cell>
              <table:table-cell office:value-type="float" office:value="0.046561">
                <text:p>0.046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">
                <text:p>244</text:p>
              </table:table-cell>
              <table:table-cell office:value-type="float" office:value="0.069635">
                <text:p>0.069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">
                <text:p>280</text:p>
              </table:table-cell>
              <table:table-cell office:value-type="float" office:value="0.105652">
                <text:p>0.105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6">
                <text:p>316</text:p>
              </table:table-cell>
              <table:table-cell office:value-type="float" office:value="0.148235">
                <text:p>0.148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">
                <text:p>352</text:p>
              </table:table-cell>
              <table:table-cell office:value-type="float" office:value="0.21991">
                <text:p>0.21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8">
                <text:p>388</text:p>
              </table:table-cell>
              <table:table-cell office:value-type="float" office:value="0.269573">
                <text:p>0.269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">
                <text:p>424</text:p>
              </table:table-cell>
              <table:table-cell office:value-type="float" office:value="0.347689">
                <text:p>0.347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">
                <text:p>460</text:p>
              </table:table-cell>
              <table:table-cell office:value-type="float" office:value="0.446655">
                <text:p>0.446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6">
                <text:p>496</text:p>
              </table:table-cell>
              <table:table-cell office:value-type="float" office:value="0.55616">
                <text:p>0.55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">
                <text:p>532</text:p>
              </table:table-cell>
              <table:table-cell office:value-type="float" office:value="0.681226">
                <text:p>0.681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.868159">
                <text:p>0.868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4">
                <text:p>604</text:p>
              </table:table-cell>
              <table:table-cell office:value-type="float" office:value="1.0554">
                <text:p>1.0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">
                <text:p>640</text:p>
              </table:table-cell>
              <table:table-cell office:value-type="float" office:value="1.26397">
                <text:p>1.26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6">
                <text:p>676</text:p>
              </table:table-cell>
              <table:table-cell office:value-type="float" office:value="1.58838">
                <text:p>1.58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2">
                <text:p>712</text:p>
              </table:table-cell>
              <table:table-cell office:value-type="float" office:value="1.7919">
                <text:p>1.7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8">
                <text:p>748</text:p>
              </table:table-cell>
              <table:table-cell office:value-type="float" office:value="1.92086">
                <text:p>1.92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4">
                <text:p>784</text:p>
              </table:table-cell>
              <table:table-cell office:value-type="float" office:value="2.43795">
                <text:p>2.43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0">
                <text:p>820</text:p>
              </table:table-cell>
              <table:table-cell office:value-type="float" office:value="2.60488">
                <text:p>2.60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6">
                <text:p>856</text:p>
              </table:table-cell>
              <table:table-cell office:value-type="float" office:value="2.90041">
                <text:p>2.900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2">
                <text:p>892</text:p>
              </table:table-cell>
              <table:table-cell office:value-type="float" office:value="3.27411">
                <text:p>3.27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8">
                <text:p>928</text:p>
              </table:table-cell>
              <table:table-cell office:value-type="float" office:value="3.61956">
                <text:p>3.61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4">
                <text:p>964</text:p>
              </table:table-cell>
              <table:table-cell office:value-type="float" office:value="4.07166">
                <text:p>4.07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